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86320" officeooo:paragraph-rsid="00186320"/>
    </style:style>
    <style:style style:name="P2" style:family="paragraph" style:parent-style-name="Text_20_body">
      <style:text-properties officeooo:paragraph-rsid="00186320"/>
    </style:style>
    <style:style style:name="P3" style:family="paragraph" style:parent-style-name="Text_20_body">
      <style:text-properties officeooo:paragraph-rsid="00199f8a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de">
      <style:text-properties officeooo:paragraph-rsid="00186320"/>
    </style:style>
    <style:style style:name="P8" style:family="paragraph" style:parent-style-name="Heading_20_2">
      <style:text-properties officeooo:paragraph-rsid="00186320"/>
    </style:style>
    <style:style style:name="P9" style:family="paragraph" style:parent-style-name="Heading_20_3">
      <style:text-properties officeooo:paragraph-rsid="00199f8a"/>
    </style:style>
    <style:style style:name="P10" style:family="paragraph" style:parent-style-name="Text_20_body" style:list-style-name="L1">
      <style:text-properties officeooo:rsid="00186320" officeooo:paragraph-rsid="00186320"/>
    </style:style>
    <style:style style:name="P11" style:family="paragraph" style:parent-style-name="Text_20_body">
      <style:text-properties officeooo:rsid="00128a14"/>
    </style:style>
    <style:style style:name="T1" style:family="text">
      <style:text-properties officeooo:rsid="00128a14"/>
    </style:style>
    <style:style style:name="T2" style:family="text">
      <style:text-properties officeooo:rsid="00186320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ufgabe_5f_überschrift"/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"><text:a xlink:type="simple" xlink:href="#__RefHeading__212_1073053449" text:style-name="Internet_20_link" text:visited-style-name="Internet_20_link">1. </text:a>Übungen zum Suchen in Arrays<text:tab/>1</text:p>
          <text:p text:style-name="P5"><text:a xlink:type="simple" xlink:href="#__RefHeading__128_1810543305" text:style-name="Internet_20_link" text:visited-style-name="Internet_20_link">1.1. </text:a>Aufgabe: structMyBsearch.c (iterativ,rekursiv)<text:tab/>1</text:p>
          <text:p text:style-name="P6"><text:a xlink:type="simple" xlink:href="#__RefHeading__130_1810543305" text:style-name="Internet_20_link" text:visited-style-name="Internet_20_link">1.1.1. </text:a>ABGABE: structMyBsearch.c<text:tab/>3</text:p>
          <text:p text:style-name="P5"><text:a xlink:type="simple" xlink:href="#__RefHeading__220_1073053449" text:style-name="Internet_20_link" text:visited-style-name="Internet_20_link">1.2. </text:a>Aufgabe: structBsearch.c - Die C-Funktion bsearch()<text:tab/>3</text:p>
          <text:p text:style-name="P6"><text:a xlink:type="simple" xlink:href="#__RefHeading__145_1810543305" text:style-name="Internet_20_link" text:visited-style-name="Internet_20_link">1.2.1. </text:a>ABGABE: structBsearch.c<text:tab/>5</text:p>
        </text:index-body>
      </text:table-of-content>
      <text:h text:style-name="Heading_20_1" text:outline-level="1" text:restart-numbering="true" text:start-value="-1"><text:bookmark-start text:name="__RefHeading__212_1073053449"/>Übungen zum Suchen <text:span text:style-name="T1">in Arrays</text:span><text:bookmark-end text:name="__RefHeading__212_1073053449"/></text:h>
      <text:list xml:id="list5348979518030782349" text:style-name="L1">
        <text:list-item>
          <text:p text:style-name="P10">Binäre Suche auf Struktur-Arrays in C</text:p>
        </text:list-item>
        <text:list-item>
          <text:p text:style-name="P10">Iterative bzw. rekursive Algorithmen</text:p>
        </text:list-item>
        <text:list-item>
          <text:p text:style-name="P10">Verwendung der C-Standardbibliothek: bsearch()</text:p>
        </text:list-item>
      </text:list>
      <text:h text:style-name="P8" text:outline-level="2"><text:bookmark-start text:name="__RefHeading__128_1810543305"/>Aufgabe: struct<text:span text:style-name="T1">My</text:span>Bsearch.c <text:span text:style-name="T1">(iterativ,rekursiv)</text:span><text:bookmark-end text:name="__RefHeading__128_1810543305"/></text:h>
      <text:p text:style-name="P1">Bringen Sie das folgende Programm zum Laufen.</text:p>
      <text:p text:style-name="P1"/>
      <text:p text:style-name="P7">// struct<text:span text:style-name="T1">My</text:span>Bsearch.c</text:p>
      <text:p text:style-name="P7">// <text:span text:style-name="T2">Name: </text:span></text:p>
      <text:p text:style-name="P7"/>
      <text:p text:style-name="code">#include &lt;stdio.h&gt;</text:p>
      <text:p text:style-name="code">#include &lt;stdlib.h&gt;</text:p>
      <text:p text:style-name="code">#include &lt;string.h&gt;</text:p>
      <text:p text:style-name="code"/>
      <text:p text:style-name="code">typedef struct {</text:p>
      <text:p text:style-name="code"><text:tab/>int persnr;</text:p>
      <text:p text:style-name="code"><text:tab/>char name[80];</text:p>
      <text:p text:style-name="code">} TPERSON;</text:p>
      <text:p text:style-name="code"/>
      <text:p text:style-name="code"/>
      <text:p text:style-name="code">// F-decl</text:p>
      <text:p text:style-name="code">// ------------------------------------------------------------------------</text:p>
      <text:p text:style-name="code">TPERSON* myBsearchName(TPERSON* key, TPERSON* a, int left, int right) {</text:p>
      <text:p text:style-name="code"><text:tab/>// gesucht wird nach der Strukturkomponente name</text:p>
      <text:p text:style-name="code"><text:tab/>// wenn key-&gt;name im Array a vorhanden ist, wird</text:p>
      <text:p text:style-name="code"><text:tab/>// die Adresse des gefundenen Elementes in a zurückgegeben.</text:p>
      <text:p text:style-name="code"><text:tab/>// wenn nicht vorhanden, wird NULL zurückgegeben.</text:p>
      <text:p text:style-name="code"><text:tab/>// Algorithmus: binäre Suche (iterativ)</text:p>
      <text:p text:style-name="code"/>
      <text:p text:style-name="code"><text:tab/>????????????????????????? <text:s/></text:p>
      <text:p text:style-name="code">}</text:p>
      <text:p text:style-name="code"/>
      <text:p text:style-name="code"/>
      <text:p text:style-name="code">TPERSON* </text:p>
      <text:p text:style-name="code">myBsearchPersonNrRek(TPERSON* key, TPERSON* a, int left, int right){</text:p>
      <text:p text:style-name="code"><text:tab/>// gesucht wird nach der Strukturkomponente persnr</text:p>
      <text:p text:style-name="code"><text:tab/>// wenn key-&gt;persnr im Array a vorhanden ist, wird</text:p>
      <text:p text:style-name="code"><text:tab/>// die Adresse des gefundenen Elementes in a zurückgegeben.</text:p>
      <text:p text:style-name="code"><text:soft-page-break/><text:tab/>// wenn nicht vorhanden, wird NULL zurückgegeben.</text:p>
      <text:p text:style-name="code"><text:tab/>// Algorithmus: binäre Suche (rekursiv)</text:p>
      <text:p text:style-name="code"><text:tab/>???????????????????????</text:p>
      <text:p text:style-name="code">}</text:p>
      <text:p text:style-name="code"/>
      <text:p text:style-name="code"/>
      <text:p text:style-name="code"/>
      <text:p text:style-name="code">// main</text:p>
      <text:p text:style-name="code">// --------------------------------------------------------------------</text:p>
      <text:p text:style-name="code">int main(){</text:p>
      <text:p text:style-name="code"><text:tab/>// WEIL die Arrays für die binäre Suche sortiert sein müssen,</text:p>
      <text:p text:style-name="code"><text:tab/>//<text:tab/>verwenden wir 2 Arrays:</text:p>
      <text:p text:style-name="code"/>
      <text:p text:style-name="code">TPERSON wirName[5]= {</text:p>
      <text:p text:style-name="code"><text:s text:c="4"/>{23, "Bierer"},</text:p>
      <text:p text:style-name="code"><text:s text:c="4"/>{23, "Geher"},</text:p>
      <text:p text:style-name="code"><text:s text:c="4"/>{-23, "Maurer"},</text:p>
      <text:p text:style-name="code"><text:s text:c="4"/>{3, "Singer"},</text:p>
      <text:p text:style-name="code"><text:s text:c="4"/>{93, "Ziegler"}</text:p>
      <text:p text:style-name="code"><text:s text:c="4"/>};</text:p>
      <text:p text:style-name="code"/>
      <text:p text:style-name="code">TPERSON wirNummer[5]= {</text:p>
      <text:p text:style-name="code"><text:s text:c="4"/>{-23, "Maurer"},</text:p>
      <text:p text:style-name="code"><text:s text:c="4"/>{3, "Singer"},</text:p>
      <text:p text:style-name="code"><text:s text:c="4"/>{23, "Geher"},</text:p>
      <text:p text:style-name="code"><text:s text:c="4"/>{23, "Bierer"},</text:p>
      <text:p text:style-name="code"><text:s text:c="4"/>{93, "Ziegler"}</text:p>
      <text:p text:style-name="code"><text:s text:c="4"/>};</text:p>
      <text:p text:style-name="code"/>
      <text:p text:style-name="code"><text:tab/>TPERSON* pgefunden;</text:p>
      <text:p text:style-name="code"><text:tab/>TPERSON search;</text:p>
      <text:p text:style-name="code"/>
      <text:p text:style-name="code"><text:tab/>int i;</text:p>
      <text:p text:style-name="code"><text:tab/></text:p>
      <text:p text:style-name="code"><text:tab/>//ausgabe</text:p>
      <text:p text:style-name="code"><text:tab/>printf("PERSONS sorted by Name .................\n");</text:p>
      <text:p text:style-name="code"><text:tab/>for (i=0; i &lt; 5; i++){</text:p>
      <text:p text:style-name="code"><text:tab/><text:tab/>printf("%5d: &lt;%s&gt;\n", wirName[i].persnr, wirName[i].name);</text:p>
      <text:p text:style-name="code"><text:tab/>}</text:p>
      <text:p text:style-name="code"><text:tab/>printf("\n");</text:p>
      <text:p text:style-name="code"><text:tab/></text:p>
      <text:p text:style-name="code"><text:tab/>printf("Enter Name to search: ");</text:p>
      <text:p text:style-name="code"><text:tab/>scanf("%s", search.name);</text:p>
      <text:p text:style-name="code"><text:tab/></text:p>
      <text:p text:style-name="code"><text:tab/>pgefunden= myBsearchName(&amp;search, wirName, 0, 4);</text:p>
      <text:p text:style-name="code"/>
      <text:p text:style-name="code"><text:tab/>if (NULL==pgefunden){</text:p>
      <text:p text:style-name="code"><text:tab/><text:tab/>printf("NOT FOUND: &lt;%s&gt; \n", search.name);</text:p>
      <text:p text:style-name="code"><text:tab/>}</text:p>
      <text:p text:style-name="code"><text:tab/>else{</text:p>
      <text:p text:style-name="code"><text:tab/><text:tab/>printf("FOUND: %-5d %s\n", pgefunden-&gt;persnr, pgefunden-&gt;name);</text:p>
      <text:p text:style-name="code"><text:tab/>}</text:p>
      <text:p text:style-name="code"/>
      <text:p text:style-name="code"><text:soft-page-break/>// ---------------------------------------------------------------------</text:p>
      <text:p text:style-name="code"><text:tab/>//ausgabe</text:p>
      <text:p text:style-name="code"><text:tab/>printf("\n\nPERSONS sorted by Persnr .................\n");</text:p>
      <text:p text:style-name="code"><text:tab/>for (i=0; i &lt; 5; i++){</text:p>
      <text:p text:style-name="code"><text:tab/><text:tab/>printf("%5d: &lt;%s&gt;\n", wirNummer[i].persnr, wirNummer[i].name);</text:p>
      <text:p text:style-name="code"><text:tab/>}</text:p>
      <text:p text:style-name="code"><text:tab/>printf("\n");</text:p>
      <text:p text:style-name="code"><text:tab/></text:p>
      <text:p text:style-name="code"><text:tab/>printf("Enter PersNr to search: ");</text:p>
      <text:p text:style-name="code"><text:tab/>scanf("%i", &amp; search.persnr);</text:p>
      <text:p text:style-name="code"><text:tab/></text:p>
      <text:p text:style-name="code"/>
      <text:p text:style-name="code"><text:tab/>pgefunden= myBsearchPersonNrRek(&amp;search, wirNummer, 0, 4);</text:p>
      <text:p text:style-name="code"/>
      <text:p text:style-name="code"><text:tab/>if (NULL==pgefunden){</text:p>
      <text:p text:style-name="code"><text:tab/><text:tab/>printf("NOT FOUND: Persnr= &lt;%i&gt; \n", search.persnr);</text:p>
      <text:p text:style-name="code"><text:tab/>}</text:p>
      <text:p text:style-name="code"><text:tab/>else{</text:p>
      <text:p text:style-name="code"><text:tab/><text:tab/>printf("FOUND: %-5d %s\n",pgefunden-&gt;persnr, pgefunden-&gt;name);</text:p>
      <text:p text:style-name="code"><text:tab/>}</text:p>
      <text:p text:style-name="code"/>
      <text:p text:style-name="code"><text:tab/>return 0;</text:p>
      <text:p text:style-name="code">}</text:p>
      <text:p text:style-name="code"/>
      <text:p text:style-name="P1"/>
      <text:p text:style-name="P1"/>
      <text:h text:style-name="Heading_20_3" text:outline-level="3"><text:bookmark-start text:name="__RefHeading__130_1810543305"/>ABGABE: structMyBsearch.c<text:bookmark-end text:name="__RefHeading__130_1810543305"/></text:h>
      <text:p text:style-name="P2"/>
      <text:p text:style-name="P2"/>
      <text:h text:style-name="Heading_20_2" text:outline-level="2"><text:bookmark-start text:name="__RefHeading__220_1073053449"/>Aufgabe: struct<text:span text:style-name="T1">Bsearch</text:span>.c - <text:span text:style-name="T1">Die C-Funktion bsearch()</text:span><text:bookmark-end text:name="__RefHeading__220_1073053449"/></text:h>
      <text:p text:style-name="P1">Bringen Sie dieses Programm zum Laufen. </text:p>
      <text:p text:style-name="P11"/>
      <text:p text:style-name="code">#include &lt;stdio.h&gt; </text:p>
      <text:p text:style-name="code">#include &lt;stdlib.h&gt; </text:p>
      <text:p text:style-name="code">#include &lt;string.h&gt; </text:p>
      <text:p text:style-name="code"/>
      <text:p text:style-name="code">typedef struct { </text:p>
      <text:p text:style-name="code"><text:tab/>int persnr; </text:p>
      <text:p text:style-name="code"><text:tab/>char name[80]; </text:p>
      <text:p text:style-name="code">} TPERSON; </text:p>
      <text:p text:style-name="code"/>
      <text:p text:style-name="code"/>
      <text:p text:style-name="code">// F-decl </text:p>
      <text:p text:style-name="code">// Vergleichsfunktionen</text:p>
      <text:p text:style-name="code">// ----------------------------------------------------------------------------- </text:p>
      <text:p text:style-name="code"><text:soft-page-break/>int vergl_name(const void* a, const void*b){ </text:p>
      <text:p text:style-name="code"><text:tab/>?????????????????</text:p>
      <text:p text:style-name="code">} </text:p>
      <text:p text:style-name="code"/>
      <text:p text:style-name="code">int vergl_persnr(const void* a, const void*b){ </text:p>
      <text:p text:style-name="code"><text:tab/>????????????</text:p>
      <text:p text:style-name="code">} </text:p>
      <text:p text:style-name="code"/>
      <text:p text:style-name="code"/>
      <text:p text:style-name="code">// main </text:p>
      <text:p text:style-name="code">// --------------------------------------------------------------------------------------------------------------- </text:p>
      <text:p text:style-name="code">int main(){ </text:p>
      <text:p text:style-name="code"><text:tab/>// WEIL die Arrays für die binäre Suche sortiert sein müssen, </text:p>
      <text:p text:style-name="code"><text:tab/>//<text:tab/>verwenden wir 2 Arrays: </text:p>
      <text:p text:style-name="code"/>
      <text:p text:style-name="code">TPERSON wirName[5]= { </text:p>
      <text:p text:style-name="code"><text:s text:c="4"/>{23, "Bierer"}, </text:p>
      <text:p text:style-name="code"><text:s text:c="4"/>{23, "Geher"}, </text:p>
      <text:p text:style-name="code"><text:s text:c="4"/>{-23, "Maurer"}, </text:p>
      <text:p text:style-name="code"><text:s text:c="4"/>{3, "Singer"}, </text:p>
      <text:p text:style-name="code"><text:s text:c="4"/>{93, "Ziegler"} </text:p>
      <text:p text:style-name="code"><text:s text:c="4"/>}; </text:p>
      <text:p text:style-name="code"/>
      <text:p text:style-name="code">TPERSON wirNummer[5]= { </text:p>
      <text:p text:style-name="code"><text:s text:c="4"/>{-23, "Maurer"}, </text:p>
      <text:p text:style-name="code"><text:s text:c="4"/>{3, "Singer"}, </text:p>
      <text:p text:style-name="code"><text:s text:c="4"/>{23, "Geher"}, </text:p>
      <text:p text:style-name="code"><text:s text:c="4"/>{23, "Bierer"}, </text:p>
      <text:p text:style-name="code"><text:s text:c="4"/>{93, "Ziegler"} </text:p>
      <text:p text:style-name="code"><text:s text:c="4"/>}; </text:p>
      <text:p text:style-name="code"/>
      <text:p text:style-name="code"><text:tab/>TPERSON* pgefunden; </text:p>
      <text:p text:style-name="code"><text:tab/>TPERSON search; </text:p>
      <text:p text:style-name="code"/>
      <text:p text:style-name="code"><text:tab/>int i; </text:p>
      <text:p text:style-name="code"><text:tab/> </text:p>
      <text:p text:style-name="code"><text:tab/>//ausgabe </text:p>
      <text:p text:style-name="code"><text:tab/>printf("PERSONS sorted by Name .................\n"); </text:p>
      <text:p text:style-name="code"><text:tab/>for (i=0; i &lt; 5; i++){ </text:p>
      <text:p text:style-name="code"><text:tab/><text:tab/>printf("%5d: &lt;%s&gt;\n", wirName[i].persnr, wirName[i].name); </text:p>
      <text:p text:style-name="code"><text:tab/>} </text:p>
      <text:p text:style-name="code"><text:tab/>printf("\n"); </text:p>
      <text:p text:style-name="code"><text:tab/> </text:p>
      <text:p text:style-name="code"><text:tab/>printf("Enter Name to search: "); </text:p>
      <text:p text:style-name="code"><text:tab/>scanf("%s", search.name); </text:p>
      <text:p text:style-name="code"><text:tab/> </text:p>
      <text:p text:style-name="code"><text:tab/>pgefunden= bsearch(&amp;search, wirName,??????????????????????????????????); </text:p>
      <text:p text:style-name="code"/>
      <text:p text:style-name="code"><text:tab/>if (NULL==pgefunden){ </text:p>
      <text:p text:style-name="code"><text:tab/><text:tab/>printf("NOT FOUND: &lt;%s&gt; \n", search.name); </text:p>
      <text:p text:style-name="code"><text:tab/>} </text:p>
      <text:p text:style-name="code"><text:soft-page-break/><text:tab/>else{ </text:p>
      <text:p text:style-name="code"><text:tab/><text:tab/>printf("FOUND: %-5d %s\n", pgefunden-&gt;persnr, pgefunden-&gt;name); </text:p>
      <text:p text:style-name="code"><text:tab/>} </text:p>
      <text:p text:style-name="code"/>
      <text:p text:style-name="code">// ----------------------------------------------------------------------------- </text:p>
      <text:p text:style-name="code"><text:tab/>//ausgabe </text:p>
      <text:p text:style-name="code"><text:tab/>printf("\n\nPERSONS sorted by Persnr .................\n"); </text:p>
      <text:p text:style-name="code"><text:tab/>for (i=0; i &lt; 5; i++){ </text:p>
      <text:p text:style-name="code"><text:tab/><text:tab/>printf("%5d: &lt;%s&gt;\n", wirNummer[i].persnr, wirNummer[i].name); </text:p>
      <text:p text:style-name="code"><text:tab/>} </text:p>
      <text:p text:style-name="code"><text:tab/>printf("\n"); </text:p>
      <text:p text:style-name="code"><text:tab/> </text:p>
      <text:p text:style-name="code"><text:tab/>printf("Enter PersNr to search: "); </text:p>
      <text:p text:style-name="code"><text:tab/>scanf("%i", &amp; search.persnr); </text:p>
      <text:p text:style-name="code"><text:tab/> </text:p>
      <text:p text:style-name="code"/>
      <text:p text:style-name="code"><text:tab/>pgefunden= bsearch(&amp;search, wirNummer, ????????????????????????????????); </text:p>
      <text:p text:style-name="code"/>
      <text:p text:style-name="code"><text:tab/>if (NULL==pgefunden){ </text:p>
      <text:p text:style-name="code"><text:tab/><text:tab/>printf("NOT FOUND: Persnr= &lt;%i&gt; \n", search.persnr); </text:p>
      <text:p text:style-name="code"><text:tab/>} </text:p>
      <text:p text:style-name="code"><text:tab/>else{ </text:p>
      <text:p text:style-name="code"><text:tab/><text:tab/>printf("FOUND: %-5d %s\n", pgefunden-&gt;persnr, pgefunden-&gt;name); </text:p>
      <text:p text:style-name="code"><text:tab/>} </text:p>
      <text:p text:style-name="code"/>
      <text:p text:style-name="code"/>
      <text:p text:style-name="code"/>
      <text:p text:style-name="code"><text:tab/>return 0; </text:p>
      <text:p text:style-name="code">} </text:p>
      <text:p text:style-name="code"/>
      <text:p text:style-name="Standard"/>
      <text:p text:style-name="Standard"/>
      <text:h text:style-name="P9" text:outline-level="3"><text:bookmark-start text:name="__RefHeading__145_1810543305"/>ABGABE: structBsearch.c<text:bookmark-end text:name="__RefHeading__145_1810543305"/></text:h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class="text" style:master-page-name="">
      <loext:graphic-properties draw:fill="solid" draw:fill-color="#ffffff" draw:opacity="100%" draw:fill-image-width="0cm" draw:fill-image-height="0cm"/>
      <style:paragraph-properties style:page-number="auto" fo:background-color="#ffffff" fo:padding="0.049cm" fo:border="0.06pt solid #993366" style:shadow="none"/>
      <style:text-properties style:font-name="Courier New1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ffffff" draw:opacity="100%" draw:fill-image-width="0cm" draw:fill-image-height="0cm"/>
      <style:paragraph-properties fo:background-color="#ff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2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ziel" style:family="paragraph" style:parent-style-name="Standard" style:next-style-name="Text_20_body">
      <loext:graphic-properties draw:fill="solid" draw:fill-color="#ffffff" draw:opacity="100%"/>
      <style:paragraph-properties fo:keep-together="always" fo:background-color="#ffffff" fo:padding-left="0.212cm" fo:padding-right="0.141cm" fo:padding-top="0.035cm" fo:padding-bottom="0.035cm" fo:border="0.99pt solid #000000" fo:keep-with-next="always"/>
      <style:text-properties fo:letter-spacing="-0.018cm"/>
    </style:style>
    <style:style style:name="Listenfortsetzung" style:family="paragraph" style:parent-style-name="Standard" style:list-style-name="WW8Num5">
      <style:paragraph-properties fo:margin-left="0cm" fo:margin-right="0cm" fo:margin-top="0cm" fo:margin-bottom="0.212cm" loext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/>
    </style:style>
    <style:style style:name="normal" style:family="paragraph" style:parent-style-name="Standard">
      <style:paragraph-properties fo:margin-top="0.494cm" fo:margin-bottom="0.494cm" loext:contextual-spacing="false"/>
      <style:text-properties fo:font-size="9pt" fo:language="en" fo:country="US" style:font-size-asian="9pt" style:font-size-complex="9pt"/>
    </style:style>
    <style:style style:name="Formatvorlage_20_normal_20__2b__20_Schwarz" style:display-name="Formatvorlage normal + Schwarz" style:family="paragraph" style:parent-style-name="normal">
      <style:text-properties fo:color="#000000"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Absatz-Standardschriftar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2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2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2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2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-Absatz-Standardschriftart" style:family="text">
      <style:text-properties fo:language="de" fo:country="DE"/>
    </style:style>
    <style:style style:name="HTML_20_Akronym" style:display-name="HTML Akronym" style:family="text" style:parent-style-name="WW-Absatz-Standardschriftart"/>
    <style:style style:name="bsp_5f_lsg_20_Char_20_Char" style:display-name="bsp_lsg Char Char" style:family="text" style:parent-style-name="WW-Absatz-Standardschriftart">
      <style:text-properties style:font-name="Courier New2" fo:font-family="'Courier New'" style:font-family-generic="modern" fo:letter-spacing="-0.018cm" style:language-complex="ar" style:country-complex="SA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HTML_20_Code" style:display-name="HTML Code" style:family="text" style:parent-style-name="WW-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WW8Num80z0" style:family="text">
      <style:text-properties style:font-name="Symbol" fo:font-family="Symbol" style:font-family-generic="roman" style:font-pitch="variable" style:font-charset="x-symbol"/>
    </style:style>
    <style:style style:name="WW8Num8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07z0" style:family="text">
      <style:text-properties style:font-name="Symbol" fo:font-family="Symbol" style:font-family-generic="roman" style:font-pitch="variable" style:font-charset="x-symbol"/>
    </style:style>
    <style:style style:name="WW8Num10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74z0" style:family="text">
      <style:text-properties style:font-name="Symbol" fo:font-family="Symbol" style:font-family-generic="roman" style:font-pitch="variable" style:font-charset="x-symbol"/>
    </style:style>
    <style:style style:name="WW8Num7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94z0" style:family="text">
      <style:text-properties style:font-name="Symbol" fo:font-family="Symbol" style:font-family-generic="roman" style:font-pitch="variable" style:font-charset="x-symbol"/>
    </style:style>
    <style:style style:name="WW8Num9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prefix="Aufgabe " style:num-suffix=" 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SUCHEN-C-structMyBsearch-structBsearch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nton Hofmann</meta:initial-creator>
    <meta:creation-date>2007-09-07T12:41:22</meta:creation-date>
    <dc:date>2016-10-02T20:27:50.593527697</dc:date>
    <dc:language>de-DE</dc:language>
    <meta:editing-cycles>120</meta:editing-cycles>
    <meta:editing-duration>P1DT8H50M13S</meta:editing-duration>
    <dc:creator>hofmann </dc:creator>
    <meta:printed-by>hofmann </meta:printed-by>
    <meta:print-date>2016-10-02T20:27:45.247290665</meta:print-date>
    <meta:document-statistic meta:table-count="0" meta:image-count="0" meta:object-count="0" meta:page-count="5" meta:paragraph-count="182" meta:word-count="546" meta:character-count="4984" meta:non-whitespace-character-count="432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Dokumente%20und%20Einstellungen/ahofmann/Anwendungsdaten/OpenOffice.org2/user/template/arbeitsunterlage.ott" meta:date="2008-02-22T09:25:27"/>
  </office:meta>
</office:document-meta>
</file>